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1.2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odel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Original mod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put File</text:p>
          </table:table-cell>
          <table:table-cell office:value-type="string" calcext:value-type="string">
            <text:p>Satisfiable</text:p>
          </table:table-cell>
          <table:table-cell office:value-type="string" calcext:value-type="string">
            <text:p>Time (sec.)</text:p>
          </table:table-cell>
          <table:table-cell office:value-type="string" calcext:value-type="string">
            <text:p>Time (ms)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lit_4_4_0.txt</text:p>
          </table:table-cell>
          <table:table-cell office:value-type="string" calcext:value-type="string">
            <text:p>SATISFIABLE</text:p>
          </table:table-cell>
          <table:table-cell table:formula="of:=[.F3]/1000" office:value-type="float" office:value="0.061" calcext:value-type="float">
            <text:p>0.061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olit_4_4_1.txt</text:p>
          </table:table-cell>
          <table:table-cell office:value-type="string" calcext:value-type="string">
            <text:p>SATISFIABLE</text:p>
          </table:table-cell>
          <table:table-cell table:formula="of:=[.F4]/1000" office:value-type="float" office:value="0.006" calcext:value-type="float">
            <text:p>0.00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olit_4_4_2.txt</text:p>
          </table:table-cell>
          <table:table-cell office:value-type="string" calcext:value-type="string">
            <text:p>SATISFIABLE</text:p>
          </table:table-cell>
          <table:table-cell table:formula="of:=[.F5]/1000" office:value-type="float" office:value="0.035" calcext:value-type="float">
            <text:p>0.035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lit_4_4_3.txt</text:p>
          </table:table-cell>
          <table:table-cell office:value-type="string" calcext:value-type="string">
            <text:p>SATISFIABLE</text:p>
          </table:table-cell>
          <table:table-cell table:formula="of:=[.F6]/1000" office:value-type="float" office:value="0.036" calcext:value-type="float">
            <text:p>0.036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olit_4_4_4.txt</text:p>
          </table:table-cell>
          <table:table-cell office:value-type="string" calcext:value-type="string">
            <text:p>UNSATISFIABLE</text:p>
          </table:table-cell>
          <table:table-cell table:formula="of:=[.F7]/1000" office:value-type="float" office:value="1.965" calcext:value-type="float">
            <text:p>1.965</text:p>
          </table:table-cell>
          <table:table-cell office:value-type="float" office:value="1965" calcext:value-type="float">
            <text:p>1965</text:p>
          </table:table-cell>
          <table:table-cell table:formula="of:=[.F7]/1000" office:value-type="float" office:value="1.965" calcext:value-type="float">
            <text:p>1.96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olit_4_4_5.txt</text:p>
          </table:table-cell>
          <table:table-cell office:value-type="string" calcext:value-type="string">
            <text:p>SATISFIABLE</text:p>
          </table:table-cell>
          <table:table-cell table:formula="of:=[.F8]/1000" office:value-type="float" office:value="0.087" calcext:value-type="float">
            <text:p>0.087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lit_4_4_6.txt</text:p>
          </table:table-cell>
          <table:table-cell office:value-type="string" calcext:value-type="string">
            <text:p>UNSATISFIABLE</text:p>
          </table:table-cell>
          <table:table-cell table:formula="of:=[.F9]/1000" office:value-type="float" office:value="1.646" calcext:value-type="float">
            <text:p>1.646</text:p>
          </table:table-cell>
          <table:table-cell office:value-type="float" office:value="1646" calcext:value-type="float">
            <text:p>1646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olit_4_4_7.txt</text:p>
          </table:table-cell>
          <table:table-cell office:value-type="string" calcext:value-type="string">
            <text:p>SATISFIABLE</text:p>
          </table:table-cell>
          <table:table-cell table:formula="of:=[.F10]/1000" office:value-type="float" office:value="0.038" calcext:value-type="float">
            <text:p>0.03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olit_4_4_8.txt</text:p>
          </table:table-cell>
          <table:table-cell office:value-type="string" calcext:value-type="string">
            <text:p>SATISFIABLE</text:p>
          </table:table-cell>
          <table:table-cell table:formula="of:=[.F11]/1000" office:value-type="float" office:value="0.005" calcext:value-type="float">
            <text:p>0.00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olit_4_4_9.txt</text:p>
          </table:table-cell>
          <table:table-cell office:value-type="string" calcext:value-type="string">
            <text:p>SATISFIABLE</text:p>
          </table:table-cell>
          <table:table-cell table:formula="of:=[.F12]/1000" office:value-type="float" office:value="0.036" calcext:value-type="float">
            <text:p>0.036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olit_4_7_0.txt</text:p>
          </table:table-cell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lit_4_7_1.txt</text:p>
          </table:table-cell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olit_4_7_2.txt</text:p>
          </table:table-cell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olit_4_7_3.txt</text:p>
          </table:table-cell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olit_4_7_4.txt</text:p>
          </table:table-cell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olit_4_7_5.txt</text:p>
          </table:table-cell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olit_4_7_6.txt</text:p>
          </table:table-cell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olit_4_7_7.txt</text:p>
          </table:table-cell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olit_4_7_8.txt</text:p>
          </table:table-cell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olit_4_7_9.txt</text:p>
          </table:table-cell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olit_4_10_0.txt</text:p>
          </table:table-cell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olit_4_10_1.txt</text:p>
          </table:table-cell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olit_4_10_2.txt</text:p>
          </table:table-cell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olit_4_10_3.txt</text:p>
          </table:table-cell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olit_4_10_4.txt</text:p>
          </table:table-cell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olit_4_10_5.txt</text:p>
          </table:table-cell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olit_4_10_6.txt</text:p>
          </table:table-cell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olit_4_10_7.txt</text:p>
          </table:table-cell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olit_4_10_8.txt</text:p>
          </table:table-cell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olit_4_10_9.txt</text:p>
          </table:table-cell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olit_4_13_0.txt</text:p>
          </table:table-cell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olit_4_13_1.txt</text:p>
          </table:table-cell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solit_4_13_2.txt</text:p>
          </table:table-cell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solit_4_13_3.txt</text:p>
          </table:table-cell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olit_4_13_4.txt</text:p>
          </table:table-cell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olit_4_13_5.txt</text:p>
          </table:table-cell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solit_4_13_6.txt</text:p>
          </table:table-cell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solit_4_13_7.txt</text:p>
          </table:table-cell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solit_4_13_8.txt</text:p>
          </table:table-cell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solit_4_13_9.txt</text:p>
          </table:table-cell>
          <table:table-cell office:value-type="string" calcext:value-type="string">
            <text:p>TIMEOUT</text:p>
          </table:table-cell>
          <table:table-cell table:number-columns-repeated="3"/>
        </table:table-row>
      </table:table>
      <table:table table:name="Model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'Improved' model with rando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put File</text:p>
          </table:table-cell>
          <table:table-cell office:value-type="string" calcext:value-type="string">
            <text:p>Satisfiable</text:p>
          </table:table-cell>
          <table:table-cell office:value-type="string" calcext:value-type="string">
            <text:p>Time (sec.)</text:p>
          </table:table-cell>
          <table:table-cell office:value-type="string" calcext:value-type="string">
            <text:p>Time (ms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lit_4_4_0.txt</text:p>
          </table:table-cell>
          <table:table-cell office:value-type="string" calcext:value-type="string">
            <text:p>SATISFIABLE</text:p>
          </table:table-cell>
          <table:table-cell table:formula="of:=[.F4]/1000" office:value-type="float" office:value="0.064" calcext:value-type="float">
            <text:p>0.06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olit_4_4_1.txt</text:p>
          </table:table-cell>
          <table:table-cell office:value-type="string" calcext:value-type="string">
            <text:p>SATISFIABLE</text:p>
          </table:table-cell>
          <table:table-cell table:formula="of:=[.F5]/1000" office:value-type="float" office:value="0.054" calcext:value-type="float">
            <text:p>0.05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olit_4_4_2.txt</text:p>
          </table:table-cell>
          <table:table-cell office:value-type="string" calcext:value-type="string">
            <text:p>SATISFIABLE</text:p>
          </table:table-cell>
          <table:table-cell table:formula="of:=[.F6]/1000" office:value-type="float" office:value="0.241" calcext:value-type="float">
            <text:p>0.24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lit_4_4_3.txt</text:p>
          </table:table-cell>
          <table:table-cell office:value-type="string" calcext:value-type="string">
            <text:p>SATISFIABLE</text:p>
          </table:table-cell>
          <table:table-cell table:formula="of:=[.F7]/1000"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olit_4_4_4.txt</text:p>
          </table:table-cell>
          <table:table-cell office:value-type="string" calcext:value-type="string">
            <text:p>UNSATISFIABLE</text:p>
          </table:table-cell>
          <table:table-cell table:formula="of:=[.F8]/1000" office:value-type="float" office:value="0.223" calcext:value-type="float">
            <text:p>0.22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olit_4_4_5.txt</text:p>
          </table:table-cell>
          <table:table-cell office:value-type="string" calcext:value-type="string">
            <text:p>SATISFIABLE</text:p>
          </table:table-cell>
          <table:table-cell table:formula="of:=[.F9]/1000" office:value-type="float" office:value="0.043" calcext:value-type="float">
            <text:p>0.04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lit_4_4_6.txt</text:p>
          </table:table-cell>
          <table:table-cell office:value-type="string" calcext:value-type="string">
            <text:p>UNSATISFIABLE</text:p>
          </table:table-cell>
          <table:table-cell table:formula="of:=[.F10]/1000" office:value-type="float" office:value="0.184" calcext:value-type="float">
            <text:p>0.18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olit_4_4_7.txt</text:p>
          </table:table-cell>
          <table:table-cell office:value-type="string" calcext:value-type="string">
            <text:p>SATISFIABLE</text:p>
          </table:table-cell>
          <table:table-cell table:formula="of:=[.F11]/1000" office:value-type="float" office:value="0.038" calcext:value-type="float">
            <text:p>0.0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olit_4_4_8.txt</text:p>
          </table:table-cell>
          <table:table-cell office:value-type="string" calcext:value-type="string">
            <text:p>SATISFIABLE</text:p>
          </table:table-cell>
          <table:table-cell table:formula="of:=[.F12]/1000" office:value-type="float" office:value="0.095" calcext:value-type="float">
            <text:p>0.09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olit_4_4_9.txt</text:p>
          </table:table-cell>
          <table:table-cell office:value-type="string" calcext:value-type="string">
            <text:p>SATISFIABLE</text:p>
          </table:table-cell>
          <table:table-cell table:formula="of:=[.F13]/1000" office:value-type="float" office:value="0.055" calcext:value-type="float">
            <text:p>0.05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olit_4_7_0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lit_4_7_1.txt</text:p>
          </table:table-cell>
          <table:table-cell office:value-type="string" calcext:value-type="string">
            <text:p>SATISFIABLE</text:p>
          </table:table-cell>
          <table:table-cell table:formula="of:=[.F15]/1000" office:value-type="float" office:value="0.306" calcext:value-type="float">
            <text:p>0.30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olit_4_7_2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olit_4_7_3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olit_4_7_4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olit_4_7_5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olit_4_7_6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olit_4_7_7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olit_4_7_8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olit_4_7_9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olit_4_10_0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olit_4_10_1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olit_4_10_2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olit_4_10_3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olit_4_10_4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olit_4_10_5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olit_4_10_6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olit_4_10_7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olit_4_10_8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olit_4_10_9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olit_4_13_0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olit_4_13_1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solit_4_13_2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solit_4_13_3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olit_4_13_4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olit_4_13_5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solit_4_13_6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solit_4_13_7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solit_4_13_8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solit_4_13_9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</table:table>
      <table:table table:name="Model3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odel3 – merit based branching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put File</text:p>
          </table:table-cell>
          <table:table-cell office:value-type="string" calcext:value-type="string">
            <text:p>Satisfiable</text:p>
          </table:table-cell>
          <table:table-cell office:value-type="string" calcext:value-type="string">
            <text:p>Time (sec.)</text:p>
          </table:table-cell>
          <table:table-cell office:value-type="string" calcext:value-type="string">
            <text:p>Time (ms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lit_4_4_0.txt</text:p>
          </table:table-cell>
          <table:table-cell office:value-type="string" calcext:value-type="string">
            <text:p>SATISFIABLE</text:p>
          </table:table-cell>
          <table:table-cell table:formula="of:=[.F4]/1000" office:value-type="float" office:value="0.005" calcext:value-type="float">
            <text:p>0.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olit_4_4_1.txt</text:p>
          </table:table-cell>
          <table:table-cell office:value-type="string" calcext:value-type="string">
            <text:p>SATISFIABLE</text:p>
          </table:table-cell>
          <table:table-cell table:formula="of:=[.F5]/1000" office:value-type="float" office:value="0.006" calcext:value-type="float">
            <text:p>0.0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olit_4_4_2.txt</text:p>
          </table:table-cell>
          <table:table-cell office:value-type="string" calcext:value-type="string">
            <text:p>SATISFIABLE</text:p>
          </table:table-cell>
          <table:table-cell table:formula="of:=[.F6]/1000" office:value-type="float" office:value="0.006" calcext:value-type="float">
            <text:p>0.0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lit_4_4_3.txt</text:p>
          </table:table-cell>
          <table:table-cell office:value-type="string" calcext:value-type="string">
            <text:p>SATISFIABLE</text:p>
          </table:table-cell>
          <table:table-cell table:formula="of:=[.F7]/1000" office:value-type="float" office:value="0.007" calcext:value-type="float">
            <text:p>0.0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olit_4_4_4.txt</text:p>
          </table:table-cell>
          <table:table-cell office:value-type="string" calcext:value-type="string">
            <text:p>UNSATISFIABLE</text:p>
          </table:table-cell>
          <table:table-cell table:formula="of:=[.F8]/1000" office:value-type="float" office:value="0.127" calcext:value-type="float">
            <text:p>0.12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olit_4_4_5.txt</text:p>
          </table:table-cell>
          <table:table-cell office:value-type="string" calcext:value-type="string">
            <text:p>SATISFIABLE</text:p>
          </table:table-cell>
          <table:table-cell table:formula="of:=[.F9]/1000" office:value-type="float" office:value="0.008" calcext:value-type="float">
            <text:p>0.0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lit_4_4_6.txt</text:p>
          </table:table-cell>
          <table:table-cell office:value-type="string" calcext:value-type="string">
            <text:p>UNSATISFIABLE</text:p>
          </table:table-cell>
          <table:table-cell table:formula="of:=[.F10]/1000" office:value-type="float" office:value="0.127" calcext:value-type="float">
            <text:p>0.12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olit_4_4_7.txt</text:p>
          </table:table-cell>
          <table:table-cell office:value-type="string" calcext:value-type="string">
            <text:p>SATISFIABLE</text:p>
          </table:table-cell>
          <table:table-cell table:formula="of:=[.F11]/1000" office:value-type="float" office:value="0.005" calcext:value-type="float">
            <text:p>0.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olit_4_4_8.txt</text:p>
          </table:table-cell>
          <table:table-cell office:value-type="string" calcext:value-type="string">
            <text:p>SATISFIABLE</text:p>
          </table:table-cell>
          <table:table-cell table:formula="of:=[.F12]/1000" office:value-type="float" office:value="0.008" calcext:value-type="float">
            <text:p>0.0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olit_4_4_9.txt</text:p>
          </table:table-cell>
          <table:table-cell office:value-type="string" calcext:value-type="string">
            <text:p>SATISFIABLE</text:p>
          </table:table-cell>
          <table:table-cell table:formula="of:=[.F13]/1000" office:value-type="float" office:value="0.007" calcext:value-type="float">
            <text:p>0.0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olit_4_7_0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lit_4_7_1.txt</text:p>
          </table:table-cell>
          <table:table-cell office:value-type="string" calcext:value-type="string">
            <text:p>SATISFIABLE</text:p>
          </table:table-cell>
          <table:table-cell table:formula="of:=[.F15]/1000" office:value-type="float" office:value="0.017" calcext:value-type="float">
            <text:p>0.0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olit_4_7_2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olit_4_7_3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olit_4_7_4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olit_4_7_5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olit_4_7_6.txt</text:p>
          </table:table-cell>
          <table:table-cell office:value-type="string" calcext:value-type="string">
            <text:p>SATISFIABLE</text:p>
          </table:table-cell>
          <table:table-cell table:formula="of:=[.F20]/1000"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olit_4_7_7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olit_4_7_8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olit_4_7_9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olit_4_10_0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olit_4_10_1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olit_4_10_2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olit_4_10_3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olit_4_10_4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olit_4_10_5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olit_4_10_6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olit_4_10_7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olit_4_10_8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olit_4_10_9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olit_4_13_0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olit_4_13_1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solit_4_13_2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solit_4_13_3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olit_4_13_4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olit_4_13_5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solit_4_13_6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solit_4_13_7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solit_4_13_8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solit_4_13_9.txt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0/00/0000</text:date>, <text:time style:data-style-name="N2" text:time-value="22:17:05.9126758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7T14:06:20.555346448</meta:creation-date>
    <dc:date>2014-12-07T22:46:30.352281005</dc:date>
    <meta:editing-duration>PT54M29S</meta:editing-duration>
    <meta:editing-cycles>36</meta:editing-cycles>
    <meta:generator>LibreOffice/4.2.6.3$Linux_X86_64 LibreOffice_project/420m0$Build-3</meta:generator>
    <meta:document-statistic meta:table-count="3" meta:cell-count="442" meta:object-count="0"/>
  </office:meta>
</office:document-meta>
</file>